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6.00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cm" table:align="margins"/>
    </style:style>
    <style:style style:name="Table2.A" style:family="table-column">
      <style:table-column-properties style:column-width="3.6cm" style:rel-column-width="1310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cm" table:align="margins"/>
    </style:style>
    <style:style style:name="Table3.A" style:family="table-column">
      <style:table-column-properties style:column-width="3cm" style:rel-column-width="1700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22pt" style:font-name-asian="Arial1" style:font-size-asian="22pt" style:font-name-complex="Arial1" style:font-size-complex="22pt"/>
    </style:style>
    <style:style style:name="P2" style:family="paragraph" style:parent-style-name="Standard">
      <style:paragraph-properties style:text-autospace="none"/>
      <style:text-properties style:font-name="Arial1" fo:font-size="9pt" style:font-name-asian="Arial1" style:font-size-asian="9pt" style:font-name-complex="Arial1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ourier New"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style:font-name-asian="Courier" style:font-size-asian="9pt" style:font-style-asian="normal" style:font-name-complex="Courier" style:font-size-complex="9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style:text-underline-style="none" style:font-name-asian="Times New Roman1" style:font-size-asian="9pt" style:font-style-asian="normal" style:font-name-complex="Times New Roman1" style:font-size-complex="9pt" style:font-style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style:text-underline-style="none" style:font-name-asian="Courier" style:font-size-asian="9pt" style:font-style-asian="normal" style:font-name-complex="Courier" style:font-size-complex="9pt" style:font-style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ourier New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ourier New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ourier New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Courier New" fo:font-size="9pt" fo:font-style="normal" style:font-name-asian="Arial1" style:font-size-asian="9pt" style:font-style-asian="normal" style:font-name-complex="Arial1" style:font-size-complex="9pt" style:font-style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style:font-name-asian="Arial1" style:font-size-asian="9pt" style:font-style-asian="normal" style:font-name-complex="Arial1" style:font-size-complex="9pt" style:font-style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fo:background-color="#c0c0c0" style:font-name-asian="Times New Roman1" style:font-size-asian="9pt" style:font-style-asian="normal" style:font-name-complex="Times New Roman1" style:font-size-complex="9pt" style:font-style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fo:background-color="transparent" style:font-name-asian="Times New Roman1" style:font-size-asian="9pt" style:font-style-asian="normal" style:font-name-complex="Times New Roman1" style:font-size-complex="9pt" style:font-style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Courier New" fo:font-size="9pt" style:font-name-asian="Arial1" style:font-size-asian="9pt" style:font-name-complex="Arial1" style:font-size-complex="9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urier New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urier New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ourier" fo:font-size="9pt" style:font-name-asian="Courier" style:font-size-asian="9pt" style:font-name-complex="Courier" style:font-size-complex="9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urier" fo:font-size="9pt" fo:font-style="normal" style:font-name-asian="Courier" style:font-size-asian="9pt" style:font-style-asian="normal" style:font-name-complex="Courier" style:font-size-complex="9pt" style:font-style-complex="normal"/>
    </style:style>
    <style:style style:name="P27" style:family="paragraph" style:parent-style-name="Standard">
      <style:paragraph-properties fo:text-align="start" style:justify-single-word="false" fo:break-before="page" style:text-autospace="none"/>
      <style:text-properties style:font-name="Courier New" fo:font-size="9pt" fo:font-weight="normal" style:font-name-asian="Arial1" style:font-size-asian="7.84999990463257pt" style:font-weight-asian="normal" style:font-name-complex="Arial1" style:font-size-complex="9pt" style:font-weight-complex="normal"/>
    </style:style>
    <style:style style:name="P28" style:family="paragraph" style:parent-style-name="Standard">
      <style:paragraph-properties fo:text-align="justify" style:justify-single-word="false" fo:break-before="page"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29" style:family="paragraph" style:parent-style-name="Standard">
      <style:paragraph-properties fo:text-align="justify" style:justify-single-word="false" fo:break-before="page" style:text-autospace="none"/>
      <style:text-properties style:font-name="Courier New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 fo:break-before="page" style:text-autospace="none"/>
      <style:text-properties style:font-name="Courier New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33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4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5" style:family="paragraph" style:parent-style-name="Standard" style:list-style-name="">
      <style:paragraph-properties style:text-autospace="non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6" style:family="paragraph" style:parent-style-name="Standard" style:list-style-name="">
      <style:paragraph-properties fo:text-align="start" style:justify-single-word="false"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37" style:family="paragraph" style:parent-style-name="Standard" style:list-style-name="">
      <style:paragraph-properties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38" style:family="paragraph" style:parent-style-name="Standard" style:list-style-name="">
      <style:paragraph-properties fo:text-align="center" style:justify-single-word="false" style:text-autospace="none"/>
      <style:text-properties style:font-name="Courier New" fo:font-size="9pt" style:font-name-asian="Times New Roman1" style:font-size-asian="9pt" style:font-name-complex="Times New Roman1" style:font-size-complex="9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ourier New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fo:break-before="pag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41" style:family="paragraph" style:parent-style-name="Standard" style:list-style-name="">
      <style:paragraph-properties fo:text-align="start" style:justify-single-word="false" fo:break-before="page"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42" style:family="paragraph" style:parent-style-name="Table_20_Contents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name-asian="Courier" style:font-size-asian="9pt" style:font-name-complex="Courier" style:font-size-complex="9pt"/>
    </style:style>
    <style:style style:name="T3" style:family="text">
      <style:text-properties fo:font-size="9pt" style:font-name-asian="Arial1" style:font-size-asian="9pt" style:font-name-complex="Arial1" style:font-size-complex="9pt"/>
    </style:style>
    <style:style style:name="T4" style:family="text">
      <style:text-properties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T5" style:family="text">
      <style:text-properties style:font-name="Arial1" fo:font-size="9pt" style:font-name-asian="Arial1" style:font-size-asian="9pt" style:font-name-complex="Arial1" style:font-size-complex="9pt"/>
    </style:style>
    <style:style style:name="T6" style:family="text">
      <style:text-properties fo:font-size="22.5pt" fo:font-weight="bold" style:font-size-asian="22.5pt" style:font-weight-asian="bold" style:font-size-complex="22.5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9pt" style:font-name-asian="Courier" style:font-size-asian="9pt" style:font-name-complex="Courier" style:font-size-complex="9pt"/>
    </style:style>
    <style:style style:name="T10" style:family="text">
      <style:text-properties style:font-name="Courier New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Courier New" fo:font-size="9pt" fo:background-color="#ffff00" style:font-size-asian="9pt" style:font-size-complex="9pt"/>
    </style:style>
    <style:style style:name="T12" style:family="text">
      <style:text-properties style:font-name="Courier New" fo:font-size="9pt" fo:background-color="#ffff00" style:font-name-asian="Courier" style:font-size-asian="9pt" style:font-name-complex="Courier" style:font-size-complex="9pt"/>
    </style:style>
    <style:style style:name="T13" style:family="text">
      <style:text-properties style:font-name="Courier New" fo:font-size="9pt" fo:background-color="transparent" style:font-size-asian="9pt" style:font-size-complex="9pt"/>
    </style:style>
    <style:style style:name="T14" style:family="text">
      <style:text-properties style:font-name="Courier New" fo:font-size="9pt" fo:background-color="#ff0000" style:font-size-asian="9pt" style:font-size-complex="9pt"/>
    </style:style>
    <style:style style:name="T15" style:family="text">
      <style:text-properties style:font-name="Courier New" fo:font-size="9pt" fo:font-style="normal" style:font-name-asian="Times New Roman1" style:font-size-asian="9pt" style:font-style-asian="normal" style:font-name-complex="Times New Roman1" style:font-size-complex="9pt" style:font-style-complex="normal"/>
    </style:style>
    <style:style style:name="T16" style:family="text">
      <style:text-properties style:font-name="Courier New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17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-asian="Courier" style:font-name-complex="Courier"/>
    </style:style>
    <style:style style:name="T21" style:family="text">
      <style:text-properties fo:font-size="7pt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fo:background-color="#ffff00"/>
    </style:style>
    <style:style style:name="T24" style:family="text">
      <style:text-properties fo:background-color="#ffff00" style:font-name-asian="Times New Roman1" style:font-name-complex="Times New Roman1"/>
    </style:style>
    <style:style style:name="T25" style:family="text">
      <style:text-properties fo:color="#ffff00" fo:background-color="#ff0000" style:font-name-asian="Times New Roman1" style:font-name-complex="Times New Roman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1" style:font-style-asian="italic" style:font-name-complex="Times New Roman1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font-name-asian="Arial1" style:font-style-asian="normal" style:font-name-complex="Arial1" style:font-style-complex="normal"/>
    </style:style>
    <style:style style:name="T30" style:family="text">
      <style:text-properties fo:font-style="normal" style:font-name-asian="Times New Roman1" style:font-style-asian="normal" style:font-name-complex="Times New Roman1" style:font-style-complex="normal"/>
    </style:style>
    <style:style style:name="T31" style:family="text">
      <style:text-properties style:font-name-asian="Arial1" style:font-name-complex="Arial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ATIONAL <text:s text:c="40"/><text:span text:style-name="T6">ISO/IEC</text:span></text:p>
      <text:p text:style-name="P1">STANDARD <text:s text:c="52"/><text:span text:style-name="T6">14882 <text:s text:c="12"/><text:tab/><text:tab/><text:tab/><text:tab/><text:tab/><text:tab/><text:tab/><text:tab/><text:tab/><text:tab/><text:tab/><text:tab/> <text:s text:c="3"/></text:span><text:span text:style-name="T1">Second edition</text:span></text:p>
      <text:p text:style-name="P2"><text:tab/><text:tab/><text:tab/><text:tab/><text:tab/><text:tab/><text:tab/><text:tab/><text:tab/><text:tab/><text:tab/><text:tab/><text:tab/>2003-10-15</text:p>
      <text:p text:style-name="P2"/>
      <text:p text:style-name="P2"/>
      <text:p text:style-name="P3">Programming languages — C++</text:p>
      <text:p text:style-name="P4"/>
      <text:p text:style-name="P4"/>
      <text:p text:style-name="P4"/>
      <text:p text:style-name="P4"/>
      <text:p text:style-name="P4"/>
      <text:p text:style-name="P4"/>
      <text:p text:style-name="P30"/>
      <text:p text:style-name="P22">2.13.1 Integer literals [lex.icon]</text:p>
      <text:p text:style-name="P10"/>
      <text:p text:style-name="P10"/>
      <text:p text:style-name="P10"><text:tab/>[nonzero-digit]: one of</text:p>
      <text:p text:style-name="P11"><text:tab/><text:tab/>1 2 3 4 5 6 7 8 9</text:p>
      <text:p text:style-name="P10"/>
      <text:p text:style-name="P7"><text:span text:style-name="T18"><text:tab/>[</text:span>hexadecimal-digit]: one of</text:p>
      <text:p text:style-name="P9"><text:tab/><text:tab/>0 1 2 3 4 5 6 7 8 9</text:p>
      <text:p text:style-name="P9"><text:tab/><text:tab/>a b c d e f</text:p>
      <text:p text:style-name="P9"><text:tab/><text:tab/>A B C D E F</text:p>
      <text:p text:style-name="P10"/>
      <text:p text:style-name="P10"><text:tab/>[hexadecimal-literal]:</text:p>
      <text:p text:style-name="P10"><text:span text:style-name="T20"><text:tab/><text:tab/>0x </text:span>hexadecimal-digit <text:s text:c="7"/>(obs: 0x followed by 1 hex-digit???)</text:p>
      <text:p text:style-name="P10"><text:span text:style-name="T20"><text:tab/><text:tab/>0X </text:span>hexadecimal-digit</text:p>
      <text:p text:style-name="P10"><text:tab/><text:tab/>hexadecimal-literal hexadecimal-digit</text:p>
      <text:p text:style-name="P10"/>
      <text:p text:style-name="P10"/>
      <text:p text:style-name="P10"><text:tab/>[octal-digit]: one of</text:p>
      <text:p text:style-name="P11"><text:tab/><text:tab/>0 1 2 3 4 5 6 7</text:p>
      <text:p text:style-name="P11"/>
      <text:p text:style-name="P10"><text:tab/>[octal-literal]:</text:p>
      <text:p text:style-name="P11"><text:tab/><text:tab/>0</text:p>
      <text:p text:style-name="P10"><text:tab/><text:tab/>octal-literal octal-digit</text:p>
      <text:p text:style-name="P10"/>
      <text:p text:style-name="P10"><text:tab/>[decimal-literal]:</text:p>
      <text:p text:style-name="P10"><text:tab/><text:tab/>nonzero-digit</text:p>
      <text:p text:style-name="P10"><text:tab/><text:tab/>decimal-literal digit<text:tab/></text:p>
      <text:p text:style-name="P10"/>
      <text:p text:style-name="P7"><text:tab/>[unsigned-suffix]: one of</text:p>
      <text:p text:style-name="P9"><text:tab/><text:tab/>u U</text:p>
      <text:p text:style-name="P7"/>
      <text:p text:style-name="P7"><text:tab/>[long-suffix]: one of</text:p>
      <text:p text:style-name="P9"><text:tab/><text:tab/>l L</text:p>
      <text:p text:style-name="P9"/>
      <text:p text:style-name="P7"><text:tab/>[integer-suffix]:</text:p>
      <text:p text:style-name="P7"><text:tab/><text:tab/>unsigned-suffix long-suffix<text:span text:style-name="T21">opt</text:span></text:p>
      <text:p text:style-name="P7"><text:tab/><text:tab/>long-suffix unsigned-suffix<text:span text:style-name="T21">opt</text:span></text:p>
      <text:p text:style-name="P10"/>
      <text:p text:style-name="P10"/>
      <text:p text:style-name="P10"><text:tab/>[integer-literal]:</text:p>
      <text:p text:style-name="P10"><text:tab/><text:tab/>decimal-literal integer-suffix<text:span text:style-name="T21">opt</text:span></text:p>
      <text:p text:style-name="P10"><text:tab/><text:tab/>octal-literal integer-suffix<text:span text:style-name="T21">opt</text:span></text:p>
      <text:p text:style-name="P10"><text:tab/><text:tab/>hexadecimal-literal integer-suffix<text:span text:style-name="T21">opt</text:span></text:p>
      <text:p text:style-name="P10"/>
      <text:p text:style-name="P7"/>
      <text:p text:style-name="P7"/>
      <text:p text:style-name="P12"><text:span text:style-name="T22">(1) An integer literal is a sequence of digits that </text:span><text:span text:style-name="T24">has no period or exponent part</text:span><text:span text:style-name="T22">. An integer literal may have a prefix that specifies its base and a suffix that specifies its type. The lexically first digit of the sequence of digits is the most significant.</text:span></text:p>
      <text:p text:style-name="P13"/>
      <text:p text:style-name="P12"><text:span text:style-name="T22"><text:tab/>A decimal integer literal (base ten) begins with a digit other than </text:span><text:span text:style-name="T20">0 </text:span><text:span text:style-name="T22">and consists of a sequence of decimal digits. </text:span></text:p>
      <text:p text:style-name="P12"><text:span text:style-name="T22"><text:tab/>An octal integer literal (base eight) begins with the digit </text:span><text:span text:style-name="T20">0 </text:span><text:span text:style-name="T22">and consists of a sequence of octal digits.</text:span></text:p>
      <text:p text:style-name="P12"><text:span text:style-name="T22"><text:tab/>A hexadecimal integer literal (base sixteen) begins with </text:span><text:span text:style-name="T20">0x </text:span><text:span text:style-name="T22">or </text:span><text:span text:style-name="T20">0X </text:span><text:span text:style-name="T22">and consists of a sequence of hexadecimal digits, which include the decimal digits and the letters </text:span><text:span text:style-name="T20">a </text:span><text:span text:style-name="T22">through </text:span><text:span text:style-name="T20">f </text:span><text:span text:style-name="T22">and </text:span><text:span text:style-name="T20">A </text:span><text:span text:style-name="T22">through </text:span><text:span text:style-name="T20">F </text:span><text:span text:style-name="T22">with decimal values ten through fifteen. [Example: the number twelve can be written </text:span><text:span text:style-name="T20">12</text:span><text:span text:style-name="T22">, </text:span><text:span text:style-name="T20">014</text:span><text:span text:style-name="T22">, or </text:span><text:span text:style-name="T20">0XC</text:span><text:span text:style-name="T22">. ] </text:span></text:p>
      <text:p text:style-name="P12"/>
      <text:p text:style-name="P12">(2) <text:span text:style-name="T22">The type of an integer literal depends on its form, value, and suffix.</text:span></text:p>
      <text:p text:style-name="P13"><text:tab/></text:p>
      <text:p text:style-name="P12"><text:span text:style-name="T22"><text:tab/>If it is decimal and has no suffix, it has the first of these types in which its value can be represented: </text:span><text:span text:style-name="T20">int</text:span><text:span text:style-name="T22">, </text:span><text:span text:style-name="T20">long int</text:span><text:span text:style-name="T22">; if the value cannot be represented as a </text:span><text:span text:style-name="T20">long int</text:span><text:span text:style-name="T22">, </text:span><text:span text:style-name="T25">the behavior is undefined</text:span><text:span text:style-name="T22">. </text:span></text:p>
      <text:p text:style-name="P13"><text:tab/></text:p>
      <text:p text:style-name="P12"><text:span text:style-name="T22"><text:tab/>If it is octal or hexadecimal and has no suffix, it has the first of these types in which its value can be represented: </text:span><text:span text:style-name="T20">int</text:span><text:span text:style-name="T22">, </text:span><text:span text:style-name="T20">unsigned int</text:span><text:span text:style-name="T22">, </text:span><text:span text:style-name="T20">long int</text:span><text:span text:style-name="T22">, </text:span><text:span text:style-name="T20">unsigned long int</text:span><text:span text:style-name="T22">. </text:span></text:p>
      <text:p text:style-name="P12"><text:span text:style-name="T22">If it is suffixed by </text:span><text:span text:style-name="T20">u </text:span><text:span text:style-name="T22">or </text:span><text:span text:style-name="T20">U</text:span><text:span text:style-name="T22">, its type is the first of these types in which its value can be represented: </text:span><text:span text:style-name="T20">unsigned int</text:span><text:span text:style-name="T22">, </text:span><text:span text:style-name="T20">unsigned long int</text:span><text:span text:style-name="T22">. </text:span></text:p>
      <text:p text:style-name="P12"><text:span text:style-name="T22">If it is suffixed by </text:span><text:span text:style-name="T20">l </text:span><text:span text:style-name="T22">or </text:span><text:span text:style-name="T20">L</text:span><text:span text:style-name="T22">, its type is the first of these types in which its value can be represented: </text:span><text:span text:style-name="T20">long int</text:span><text:span text:style-name="T22">, </text:span><text:span text:style-name="T20">unsigned long int</text:span><text:span text:style-name="T22">. </text:span></text:p>
      <text:p text:style-name="P12"><text:span text:style-name="T22">If it is suffixed by </text:span><text:span text:style-name="T20">ul</text:span><text:span text:style-name="T22">, </text:span><text:span text:style-name="T20">lu</text:span><text:span text:style-name="T22">, </text:span><text:span text:style-name="T20">uL</text:span><text:span text:style-name="T22">, </text:span><text:span text:style-name="T20">Lu</text:span><text:span text:style-name="T22">, </text:span><text:span text:style-name="T20">Ul</text:span><text:span text:style-name="T22">, </text:span><text:span text:style-name="T20">lU</text:span><text:span text:style-name="T22">, </text:span><text:span text:style-name="T20">UL</text:span><text:span text:style-name="T22">, or </text:span><text:span text:style-name="T20">LU</text:span><text:span text:style-name="T22">, its type is </text:span><text:span text:style-name="T20">unsigned long int</text:span><text:span text:style-name="T22">.</text:span></text:p>
      <text:p text:style-name="P13"/>
      <text:p text:style-name="P12">(3) <text:span text:style-name="T25">A program is ill-formed</text:span><text:span text:style-name="T22"> if one of its translation units contains an integer literal that cannot be represented by any of the allowed types.<text:tab/></text:span></text:p>
      <text:p text:style-name="P13"><text:soft-page-break/></text:p>
      <text:p text:style-name="P8"/>
      <text:p text:style-name="P14">2.13.2 Character literals [lex.ccon]</text:p>
      <text:p text:style-name="P14"/>
      <text:p text:style-name="P7"><text:tab/></text:p>
      <text:p text:style-name="P7"/>
      <text:p text:style-name="P7"><text:tab/>[simple-escape-sequence]: one of</text:p>
      <text:p text:style-name="P9"><text:tab/><text:tab/>\’ \" \? \\</text:p>
      <text:p text:style-name="P9"><text:tab/><text:tab/>\a \b \f \n \r \t \v</text:p>
      <text:p text:style-name="P7"/>
      <text:p text:style-name="P7"/>
      <text:p text:style-name="P7"><text:tab/>[octal-escape-sequence]:</text:p>
      <text:p text:style-name="P21"><text:span text:style-name="T2"><text:tab/><text:tab/>\ </text:span><text:span text:style-name="T1">octal-digit</text:span></text:p>
      <text:p text:style-name="P21"><text:span text:style-name="T2"><text:tab/><text:tab/>\ </text:span><text:span text:style-name="T1">octal-digit octal-digit</text:span></text:p>
      <text:p text:style-name="P21"><text:span text:style-name="T2"><text:tab/><text:tab/>\ </text:span><text:span text:style-name="T1">octal-digit octal-digit octal-digit</text:span></text:p>
      <text:p text:style-name="P7"/>
      <text:p text:style-name="P7"><text:tab/>[hexadecimal-escape-sequence]:</text:p>
      <text:p text:style-name="P21"><text:span text:style-name="T2"><text:tab/><text:tab/>\x </text:span><text:span text:style-name="T1">hexadecimal-digit</text:span></text:p>
      <text:p text:style-name="P7"><text:tab/><text:tab/>hexadecimal-escape-sequence hexadecimal-digit</text:p>
      <text:p text:style-name="P7"/>
      <text:p text:style-name="P7"><text:tab/>[escape-sequence]:</text:p>
      <text:p text:style-name="P7"><text:tab/><text:tab/>simple-escape-sequence</text:p>
      <text:p text:style-name="P7"><text:tab/><text:tab/>octal-escape-sequence</text:p>
      <text:p text:style-name="P7"><text:tab/><text:tab/>hexadecimal-escape-sequence</text:p>
      <text:p text:style-name="P7"/>
      <text:p text:style-name="P7"/>
      <text:p text:style-name="P7"><text:tab/>[c-char]:</text:p>
      <text:p text:style-name="P7"><text:tab/><text:tab/>any member of the source character set except</text:p>
      <text:p text:style-name="P7"><text:tab/><text:tab/><text:tab/>the single-quote <text:span text:style-name="T20">’</text:span>, backslash <text:span text:style-name="T20">\</text:span>, or <text:span text:style-name="T23">new-line character</text:span></text:p>
      <text:p text:style-name="P7"><text:tab/><text:tab/>escape-sequence</text:p>
      <text:p text:style-name="P14"><text:tab/><text:tab/>universal-character-name</text:p>
      <text:p text:style-name="P14"/>
      <text:p text:style-name="P7"><text:tab/>[c-char-sequence]:</text:p>
      <text:p text:style-name="P7"><text:tab/><text:tab/>c-char</text:p>
      <text:p text:style-name="P7"><text:tab/><text:tab/>c-char-sequence c-char</text:p>
      <text:p text:style-name="P7"/>
      <text:p text:style-name="P7"><text:tab/>[character-literal]:</text:p>
      <text:p text:style-name="P7"><text:span text:style-name="T20"><text:tab/><text:tab/>’</text:span>c-char-sequence<text:span text:style-name="T20">’</text:span></text:p>
      <text:p text:style-name="P7"><text:span text:style-name="T20"><text:tab/><text:tab/>L’</text:span>c-char-sequence<text:span text:style-name="T20">’</text:span></text:p>
      <text:p text:style-name="P7"/>
      <text:p text:style-name="P7"/>
      <text:p text:style-name="P5"><text:span text:style-name="T28"><text:tab/></text:span>A character literal is one or more characters enclosed in single quotes, as in <text:span text:style-name="T20">’x’</text:span>, optionally preceded by the letter <text:span text:style-name="T20">L</text:span>, as in <text:span text:style-name="T20">L’x’</text:span>. </text:p>
      <text:p text:style-name="P5"/>
      <text:p text:style-name="P5"><text:tab/>A character literal that does not begin with <text:span text:style-name="T20">L </text:span>is an ordinary character literal, also referred to as a narrow-character literal. </text:p>
      <text:p text:style-name="P5">An ordinary character literal that contains a single <text:span text:style-name="T26">c-char </text:span>has type <text:span text:style-name="T20">char</text:span>, with value equal to the numerical value of the encoding of the <text:span text:style-name="T26">c-char </text:span>in the execution character set. </text:p>
      <text:p text:style-name="P5">An ordinary character literal that contains more than one <text:span text:style-name="T26">c-char </text:span>is a <text:span text:style-name="T26">multicharacter literal</text:span>. A multicharacter literal has type <text:span text:style-name="T20">int </text:span>and implementation-defined value. </text:p>
      <text:p text:style-name="P20"><text:tab/></text:p>
      <text:p text:style-name="P5"><text:span text:style-name="T31"><text:tab/></text:span>A character literal that begins with the letter <text:span text:style-name="T20">L</text:span>, such as <text:span text:style-name="T20">L’x’</text:span>, is a wide-character literal. </text:p>
      <text:p text:style-name="P5">A wide-character literal has type <text:span text:style-name="T20">wchar_t</text:span>. They are intended for character sets where a character does not fit into a single byte. </text:p>
      <text:p text:style-name="P5">The value of a wide-character literal containing a single <text:span text:style-name="T26">c-char </text:span>has value equal to the numerical value of the encoding of the <text:span text:style-name="T26">c-char </text:span>in the execution wide-character set. </text:p>
      <text:p text:style-name="P5">The value of a wide-character literal containing multiple <text:span text:style-name="T26">c-char</text:span>s is implementation-defined. </text:p>
      <text:p text:style-name="P20"/>
      <text:p text:style-name="P5"><text:span text:style-name="T31"><text:tab/></text:span>Certain nongraphic characters, the single quote <text:span text:style-name="T20">’</text:span>, the double quote <text:span text:style-name="T20">"</text:span>, the question mark <text:span text:style-name="T20">?</text:span>, and the backslash <text:span text:style-name="T20">\</text:span>, can be represented according to Table 5. </text:p>
      <text:p text:style-name="P5"/>
      <text:p text:style-name="P28"/>
      <text:p text:style-name="P5">Table 5 – escape-sequences</text:p>
      <text:p text:style-name="P2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1">new-line</text:p>
          </table:table-cell>
          <table:table-cell table:style-name="Table1.A1" office:value-type="string">
            <text:p text:style-name="P31">NL(LF)</text:p>
          </table:table-cell>
          <table:table-cell table:style-name="Table1.C1" office:value-type="string">
            <text:p text:style-name="P31">\n</text:p>
          </table:table-cell>
        </table:table-row>
        <table:table-row>
          <table:table-cell table:style-name="Table1.A2" office:value-type="string">
            <text:p text:style-name="P31">Horizontal tab</text:p>
          </table:table-cell>
          <table:table-cell table:style-name="Table1.A2" office:value-type="string">
            <text:p text:style-name="P31">HT</text:p>
          </table:table-cell>
          <table:table-cell table:style-name="Table1.C2" office:value-type="string">
            <text:p text:style-name="P31">\t</text:p>
          </table:table-cell>
        </table:table-row>
        <table:table-row>
          <table:table-cell table:style-name="Table1.A2" office:value-type="string">
            <text:p text:style-name="P31">Vertical tab</text:p>
          </table:table-cell>
          <table:table-cell table:style-name="Table1.A2" office:value-type="string">
            <text:p text:style-name="P31">VT</text:p>
          </table:table-cell>
          <table:table-cell table:style-name="Table1.C2" office:value-type="string">
            <text:p text:style-name="P31">\v</text:p>
          </table:table-cell>
        </table:table-row>
        <table:table-row>
          <table:table-cell table:style-name="Table1.A2" office:value-type="string">
            <text:p text:style-name="P31">Backspace</text:p>
          </table:table-cell>
          <table:table-cell table:style-name="Table1.A2" office:value-type="string">
            <text:p text:style-name="P31">BS</text:p>
          </table:table-cell>
          <table:table-cell table:style-name="Table1.C2" office:value-type="string">
            <text:p text:style-name="P31">\b</text:p>
          </table:table-cell>
        </table:table-row>
        <table:table-row>
          <table:table-cell table:style-name="Table1.A2" office:value-type="string">
            <text:p text:style-name="P31">Carriage return</text:p>
          </table:table-cell>
          <table:table-cell table:style-name="Table1.A2" office:value-type="string">
            <text:p text:style-name="P31">CR</text:p>
          </table:table-cell>
          <table:table-cell table:style-name="Table1.C2" office:value-type="string">
            <text:p text:style-name="P31">\r</text:p>
          </table:table-cell>
        </table:table-row>
        <table:table-row>
          <table:table-cell table:style-name="Table1.A2" office:value-type="string">
            <text:p text:style-name="P31">Form feed</text:p>
          </table:table-cell>
          <table:table-cell table:style-name="Table1.A2" office:value-type="string">
            <text:p text:style-name="P31">FF</text:p>
          </table:table-cell>
          <table:table-cell table:style-name="Table1.C2" office:value-type="string">
            <text:p text:style-name="P31">\f</text:p>
          </table:table-cell>
        </table:table-row>
        <table:table-row>
          <table:table-cell table:style-name="Table1.A2" office:value-type="string">
            <text:p text:style-name="P31">Alert</text:p>
          </table:table-cell>
          <table:table-cell table:style-name="Table1.A2" office:value-type="string">
            <text:p text:style-name="P31">BEL</text:p>
          </table:table-cell>
          <table:table-cell table:style-name="Table1.C2" office:value-type="string">
            <text:p text:style-name="P31">\a</text:p>
          </table:table-cell>
        </table:table-row>
        <table:table-row>
          <table:table-cell table:style-name="Table1.A2" office:value-type="string">
            <text:p text:style-name="P31">Backslash</text:p>
          </table:table-cell>
          <table:table-cell table:style-name="Table1.A2" office:value-type="string">
            <text:p text:style-name="P31">\</text:p>
          </table:table-cell>
          <table:table-cell table:style-name="Table1.C2" office:value-type="string">
            <text:p text:style-name="P31">\\</text:p>
          </table:table-cell>
        </table:table-row>
        <table:table-row>
          <table:table-cell table:style-name="Table1.A2" office:value-type="string">
            <text:p text:style-name="P31">Question mark</text:p>
          </table:table-cell>
          <table:table-cell table:style-name="Table1.A2" office:value-type="string">
            <text:p text:style-name="P31">?</text:p>
          </table:table-cell>
          <table:table-cell table:style-name="Table1.C2" office:value-type="string">
            <text:p text:style-name="P31">\?</text:p>
          </table:table-cell>
        </table:table-row>
        <table:table-row>
          <table:table-cell table:style-name="Table1.A2" office:value-type="string">
            <text:p text:style-name="P31">Single-quote</text:p>
          </table:table-cell>
          <table:table-cell table:style-name="Table1.A2" office:value-type="string">
            <text:p text:style-name="P31">'</text:p>
          </table:table-cell>
          <table:table-cell table:style-name="Table1.C2" office:value-type="string">
            <text:p text:style-name="P31">\'</text:p>
          </table:table-cell>
        </table:table-row>
        <table:table-row>
          <table:table-cell table:style-name="Table1.A2" office:value-type="string">
            <text:p text:style-name="P31">Double quote</text:p>
          </table:table-cell>
          <table:table-cell table:style-name="Table1.A2" office:value-type="string">
            <text:p text:style-name="P31">"</text:p>
          </table:table-cell>
          <table:table-cell table:style-name="Table1.C2" office:value-type="string">
            <text:p text:style-name="P31">\"</text:p>
          </table:table-cell>
        </table:table-row>
        <table:table-row>
          <table:table-cell table:style-name="Table1.A2" office:value-type="string">
            <text:p text:style-name="P31">Octal number</text:p>
          </table:table-cell>
          <table:table-cell table:style-name="Table1.A2" office:value-type="string">
            <text:p text:style-name="P31">000</text:p>
          </table:table-cell>
          <table:table-cell table:style-name="Table1.C2" office:value-type="string">
            <text:p text:style-name="P31">\000</text:p>
          </table:table-cell>
        </table:table-row>
        <table:table-row>
          <table:table-cell table:style-name="Table1.A2" office:value-type="string">
            <text:p text:style-name="P31">Hex number</text:p>
          </table:table-cell>
          <table:table-cell table:style-name="Table1.A2" office:value-type="string">
            <text:p text:style-name="P31">Hhh</text:p>
          </table:table-cell>
          <table:table-cell table:style-name="Table1.C2" office:value-type="string">
            <text:p text:style-name="P31">\xhhh</text:p>
          </table:table-cell>
        </table:table-row>
      </table:table>
      <text:p text:style-name="P24"/>
      <text:p text:style-name="P24"/>
      <text:p text:style-name="P20"><text:span text:style-name="T22"><text:tab/>The double quote </text:span><text:span text:style-name="T20">" </text:span><text:span text:style-name="T22">and the question mark </text:span><text:span text:style-name="T20">?</text:span><text:span text:style-name="T22">, can be represented as themselves or by the escape sequences </text:span><text:span text:style-name="T20">\" </text:span><text:span text:style-name="T22">and </text:span><text:span text:style-name="T20">\? </text:span><text:span text:style-name="T22">respectively, but the single quote </text:span><text:span text:style-name="T20">’ </text:span><text:span text:style-name="T22">and the backslash </text:span><text:span text:style-name="T20">\ </text:span><text:span text:style-name="T22">shall be represented by the escape sequences </text:span><text:span text:style-name="T20">\’ </text:span><text:span text:style-name="T22">and </text:span><text:span text:style-name="T20">\\ </text:span><text:span text:style-name="T22">respectively. </text:span></text:p>
      <text:p text:style-name="P5"/>
      <text:p text:style-name="P5"><text:tab/>If the character following a backslash is not one of those specified, the behavior is undefined. </text:p>
      <text:p text:style-name="P5"><text:tab/>An escape sequence specifies a single character.</text:p>
      <text:p text:style-name="P5"/>
      <text:p text:style-name="P20"><text:span text:style-name="T22"><text:tab/>The escape </text:span><text:span text:style-name="T20">\</text:span><text:span text:style-name="T27">ooo </text:span><text:span text:style-name="T22">consists of the backslash followed by one, two, or three octal digits that are taken to specify the value of the desired character. </text:span></text:p>
      <text:p text:style-name="P20"><text:span text:style-name="T22"><text:tab/>The escape </text:span><text:span text:style-name="T20">\x</text:span><text:span text:style-name="T27">hhh </text:span><text:span text:style-name="T22">consists of the backslash followed by </text:span><text:span text:style-name="T20">x </text:span><text:span text:style-name="T22">followed by one or more hexadecimal digits that are taken to specify the value of the desired character. There is no limit to the number of digits in a hexadecimal sequence. </text:span></text:p>
      <text:p text:style-name="P5"/>
      <text:p text:style-name="P5"><text:tab/>A sequence of octal or hexadecimal digits is terminated by the first character that is not an octal digit or a hexadecimal digit, respectively. </text:p>
      <text:p text:style-name="P5"/>
      <text:p text:style-name="P20"><text:span text:style-name="T22"><text:tab/>The value of a character literal is implementation-defined if it falls outside of the implementation-defined range defined for </text:span><text:span text:style-name="T20">char </text:span><text:span text:style-name="T22">(for ordinary literals) or </text:span><text:span text:style-name="T20">wchar_t </text:span><text:span text:style-name="T22">(for wide literals). </text:span></text:p>
      <text:p text:style-name="P5"/>
      <text:p text:style-name="P5"><text:tab/>A universal-character-name is translated to the encoding, in the execution character set, of the character named. If there is no such encoding, the universal-character-name is translated to an implementation defined encoding. </text:p>
      <text:p text:style-name="P5"/>
      <text:p text:style-name="P20"><text:span text:style-name="T22">[</text:span><text:span text:style-name="T27">Note: </text:span><text:span text:style-name="T22">in translation phase 1, a universal-character-name is introduced whenever an actual extended character is encountered in the source text. Therefore, all extended characters are described in terms of universal-character-names. However, the actual compiler implementation may use its own native character set, so long as the same results are obtained. ]</text:span></text:p>
      <text:p text:style-name="P6"/>
      <text:p text:style-name="P7"><text:tab/></text:p>
      <text:p text:style-name="P7"><text:tab/></text:p>
      <text:p text:style-name="P27"/>
      <text:p text:style-name="P22">2.13.3 Floating literals [lex.fcon]</text:p>
      <text:p text:style-name="P22"/>
      <text:p text:style-name="P7"><text:tab/>[floating-suffix]: one of</text:p>
      <text:p text:style-name="P9"><text:tab/><text:tab/>f l F L</text:p>
      <text:p text:style-name="P26"/>
      <text:p text:style-name="P7"><text:tab/>[digit-sequence]:</text:p>
      <text:p text:style-name="P7"><text:tab/><text:tab/>digit</text:p>
      <text:p text:style-name="P7"><text:tab/><text:tab/>digit-sequence digit</text:p>
      <text:p text:style-name="P7"/>
      <text:p text:style-name="P7"><text:tab/>[fractional-constant]:</text:p>
      <text:p text:style-name="P21"><text:span text:style-name="T1"><text:tab/><text:tab/>digit-sequence</text:span><text:span text:style-name="T7">opt </text:span><text:span text:style-name="T2">. </text:span><text:span text:style-name="T1">digit-sequence</text:span></text:p>
      <text:p text:style-name="P21"><text:span text:style-name="T1"><text:tab/><text:tab/>digit-sequence </text:span><text:span text:style-name="T2">.</text:span></text:p>
      <text:p text:style-name="P7"/>
      <text:p text:style-name="P7"><text:tab/>[sign]: one of</text:p>
      <text:p text:style-name="P9"><text:tab/><text:tab/>+ -</text:p>
      <text:p text:style-name="P9"/>
      <text:p text:style-name="P7"><text:tab/>[exponent-part]:</text:p>
      <text:p text:style-name="P21"><text:span text:style-name="T2"><text:tab/><text:tab/>e </text:span><text:span text:style-name="T1">sign</text:span><text:span text:style-name="T7">opt </text:span><text:span text:style-name="T1">digit-sequence</text:span></text:p>
      <text:p text:style-name="P21"><text:span text:style-name="T2"><text:tab/><text:tab/>E </text:span><text:span text:style-name="T1">sign</text:span><text:span text:style-name="T7">opt </text:span><text:span text:style-name="T1">digit-sequence</text:span></text:p>
      <text:p text:style-name="P7"/>
      <text:p text:style-name="P7"><text:tab/><text:span text:style-name="T19">[floating-literal]</text:span>:</text:p>
      <text:p text:style-name="P21"><text:span text:style-name="T1"><text:tab/><text:tab/>fractional-constant exponent-part</text:span><text:span text:style-name="T7">opt </text:span><text:span text:style-name="T1">floating-suffix</text:span><text:span text:style-name="T7">opt</text:span></text:p>
      <text:p text:style-name="P21"><text:span text:style-name="T1"><text:tab/><text:tab/>digit-sequence exponent-part floating-suffix</text:span><text:span text:style-name="T7">opt</text:span></text:p>
      <text:p text:style-name="P7"/>
      <text:p text:style-name="P25"/>
      <text:p text:style-name="P25"/>
      <text:p text:style-name="P23"><text:span text:style-name="T5"><text:tab/></text:span><text:span text:style-name="T8">A floating literal consists of an integer part, a decimal point, a fraction part, an </text:span><text:span text:style-name="T9">e </text:span><text:span text:style-name="T8">or </text:span><text:span text:style-name="T9">E</text:span><text:span text:style-name="T8">, an optionally signed integer exponent, and an optional type suffix. The integer and fraction parts both consist of a sequence of decimal (base ten) digits. Either the integer part or the fraction part (not both) can be omitted; either the decimal point or the letter </text:span><text:span text:style-name="T9">e </text:span><text:span text:style-name="T8">(or </text:span><text:span text:style-name="T9">E</text:span><text:span text:style-name="T8">) and the exponent (not both) can be omitted. The integer part, the optional decimal point and the optional fraction part form the </text:span><text:span text:style-name="T10">significant part </text:span><text:span text:style-name="T8">of the floating literal. The exponent, if present, indicates the power of 10 by which the significant part is to be scaled. If the scaled value </text:span><text:span text:style-name="T11">is in the range</text:span><text:span text:style-name="T8"> of representable values for its type, the result is the scaled value if representable, else the larger or smaller representable value nearest the scaled value, chosen in an implementation-defined manner. The type of a floating literal </text:span><text:span text:style-name="T11">is </text:span><text:span text:style-name="T12">double</text:span><text:span text:style-name="T9"> </text:span><text:span text:style-name="T8">unless explicitly specified by a suffix. The suffixes </text:span><text:span text:style-name="T9">f </text:span><text:span text:style-name="T8">and </text:span><text:span text:style-name="T9">F </text:span><text:span text:style-name="T8">specify </text:span><text:span text:style-name="T9">float</text:span><text:span text:style-name="T8">, the suffixes </text:span><text:span text:style-name="T9">l </text:span><text:span text:style-name="T8">and </text:span><text:span text:style-name="T9">L </text:span><text:span text:style-name="T8">specify </text:span><text:span text:style-name="T9">long double</text:span><text:span text:style-name="T8">. If the scaled value is not in the range of representable values for its type, the</text:span><text:span text:style-name="T13"> </text:span><text:span text:style-name="T14">program is ill-formed</text:span><text:span text:style-name="T8">. </text:span></text:p>
      <text:p text:style-name="P5"/>
      <text:p text:style-name="P5"/>
      <text:p text:style-name="P5"/>
      <text:p text:style-name="P28"/>
      <text:p text:style-name="P14">2.13.4 String literals [lex.string]</text:p>
      <text:p text:style-name="P14"/>
      <text:p text:style-name="P18"><text:tab/>--- copied from [lex.ccon] <text:s/>---</text:p>
      <text:p text:style-name="P7"/>
      <text:p text:style-name="P7"><text:tab/>[simple-escape-sequence]: one of</text:p>
      <text:p text:style-name="P9"><text:tab/><text:tab/>\’ \" \? \\</text:p>
      <text:p text:style-name="P9"><text:tab/><text:tab/>\a \b \f \n \r \t \v</text:p>
      <text:p text:style-name="P7"/>
      <text:p text:style-name="P7"/>
      <text:p text:style-name="P7"><text:tab/>[octal-escape-sequence]:</text:p>
      <text:p text:style-name="P21"><text:span text:style-name="T2"><text:tab/><text:tab/>\ </text:span><text:span text:style-name="T1">octal-digit</text:span></text:p>
      <text:p text:style-name="P21"><text:span text:style-name="T2"><text:tab/><text:tab/>\ </text:span><text:span text:style-name="T1">octal-digit octal-digit</text:span></text:p>
      <text:p text:style-name="P21"><text:span text:style-name="T2"><text:tab/><text:tab/>\ </text:span><text:span text:style-name="T1">octal-digit octal-digit octal-digit</text:span></text:p>
      <text:p text:style-name="P7"/>
      <text:p text:style-name="P7"><text:tab/>[hexadecimal-escape-sequence]:</text:p>
      <text:p text:style-name="P21"><text:span text:style-name="T2"><text:tab/><text:tab/>\x </text:span><text:span text:style-name="T1">hexadecimal-digit</text:span></text:p>
      <text:p text:style-name="P7"><text:tab/><text:tab/>hexadecimal-escape-sequence hexadecimal-digit</text:p>
      <text:p text:style-name="P7"/>
      <text:p text:style-name="P7"><text:tab/>[escape-sequence]:</text:p>
      <text:p text:style-name="P7"><text:tab/><text:tab/>simple-escape-sequence</text:p>
      <text:p text:style-name="P7"><text:tab/><text:tab/>octal-escape-sequence</text:p>
      <text:p text:style-name="P7"><text:tab/><text:tab/>hexadecimal-escape-sequence</text:p>
      <text:p text:style-name="P7"/>
      <text:p text:style-name="P18"><text:tab/>--- end of copy [lex.ccon] <text:s/>---</text:p>
      <text:p text:style-name="P19"/>
      <text:p text:style-name="P7"><text:span text:style-name="T33"><text:tab/>see:</text:span><text:a xlink:type="simple" xlink:href="http://www.cl.cam.ac.uk/~mgk25/unicode.html#ucs"><text:span text:style-name="T33">http://www.cl.cam.ac.uk/~mgk25/unicode.html#ucs</text:span></text:a><text:span text:style-name="T33"> for explanation of source character <text:tab/>set and universal-character-set</text:span></text:p>
      <text:p text:style-name="P19"/>
      <text:p text:style-name="P7"><text:tab/>[s-char]:</text:p>
      <text:p text:style-name="P7"><text:tab/><text:tab/>any member of the source character set except</text:p>
      <text:p text:style-name="P7"><text:tab/><text:tab/><text:tab/>the double-quote <text:span text:style-name="T20">"</text:span>, backslash <text:span text:style-name="T20">\</text:span>, or new-line character</text:p>
      <text:p text:style-name="P7"><text:tab/><text:tab/>escape-sequence</text:p>
      <text:p text:style-name="P7"><text:tab/><text:tab/>universal-character-name <text:s/></text:p>
      <text:p text:style-name="P19"/>
      <text:p text:style-name="P19">//obs: instead of universal-character-name I use any member of the universal-character-name set except the double-quote ", backslash \, or new-line character</text:p>
      <text:p text:style-name="P19"><text:tab/><text:tab/>universal-character-name – (backslash | double-quote | new-line)</text:p>
      <text:p text:style-name="P19"/>
      <text:p text:style-name="P19"/>
      <text:p text:style-name="P7"><text:tab/>[s-char-sequence]:</text:p>
      <text:p text:style-name="P7"><text:tab/><text:tab/>s-char</text:p>
      <text:p text:style-name="P7"><text:tab/><text:tab/>s-char-sequence s-char</text:p>
      <text:p text:style-name="P7"><text:tab/></text:p>
      <text:p text:style-name="P7"><text:tab/>[string-literal]:</text:p>
      <text:p text:style-name="P7"><text:span text:style-name="T20"><text:tab/><text:tab/>"</text:span>s-char-sequence[opt]<text:span text:style-name="T20">"</text:span></text:p>
      <text:p text:style-name="P7"><text:span text:style-name="T20"><text:tab/><text:tab/>L"</text:span>s-char-sequence[opt]<text:span text:style-name="T20">"</text:span></text:p>
      <text:p text:style-name="P7"><text:tab/></text:p>
      <text:p text:style-name="P7"/>
      <text:p text:style-name="P8"><text:span text:style-name="T31"><text:tab/></text:span>A string literal is a sequence of characters (as defined in 2.13.2) surrounded by double quotes, optionally beginning with the letter <text:span text:style-name="T20">L</text:span>, as in <text:span text:style-name="T20">"..." </text:span>or <text:span text:style-name="T20">L"..."</text:span>. A string literal that does not begin with <text:span text:style-name="T20">L </text:span>is an ordinary string literal, also referred to as a narrow string literal. </text:p>
      <text:p text:style-name="P8"><text:tab/>An ordinary string literal has type “array of n <text:span text:style-name="T20">const char</text:span>” and static storage duration (3.7), where n is the size of the string as defined below, and is initialized with the given characters. </text:p>
      <text:p text:style-name="P8"><text:tab/>A string literal that begins with <text:span text:style-name="T20">L</text:span>, such as <text:span text:style-name="T20">L"asdf"</text:span>, is a wide string literal. A wide string literal has type “array of n <text:span text:style-name="T20">const wchar_t</text:span>” and has static storage duration, where n is the size of the string as defined below, and is initialized with the given characters. </text:p>
      <text:p text:style-name="P16"><text:tab/></text:p>
      <text:p text:style-name="P8"><text:span text:style-name="T31"><text:tab/></text:span>Whether all string literals are distinct (that is, are stored in nonoverlapping objects) is implementation defined. The effect of attempting to modify a string literal is <text:span text:style-name="T23">undefined</text:span>.</text:p>
      <text:p text:style-name="P8"/>
      <text:p text:style-name="P8"><text:tab/>In translation phase 6 (2.1), adjacent narrow string literals are concatenated and adjacent wide string literals are concatenated. If a narrow string literal token is adjacent to a wide string literal token, the <text:span text:style-name="T23">behavior is undefined</text:span>. Characters in concatenated strings are kept distinct. <text:tab/></text:p>
      <text:p text:style-name="P8"><text:tab/></text:p>
      <text:p text:style-name="P8">Example: </text:p>
      <text:p text:style-name="P8"/>
      <text:p text:style-name="P8"><text:span text:style-name="T20"><text:tab/>"\xA" "B" </text:span>contains the two characters <text:span text:style-name="T20">’\xA’ </text:span>and <text:span text:style-name="T20">’B’ </text:span>after concatenation (and not the <text:tab/>single hexadecimal character <text:span text:style-name="T20">’\xAB’</text:span>). <text:s/></text:p>
      <text:p text:style-name="P16"><text:tab/></text:p>
      <text:p text:style-name="P8"><text:span text:style-name="T31"><text:tab/></text:span>After any necessary concatenation, in translation phase 7 (2.1), <text:span text:style-name="T20">’\0’ </text:span>is appended to every string literal so that programs that scan a string can find its end. </text:p>
      <text:p text:style-name="P16"><text:soft-page-break/></text:p>
      <text:p text:style-name="P8"><text:span text:style-name="T31"><text:tab/></text:span>Escape sequences and universal-character-names in string literals have the same meaning as in character literals (2.13.2), except that the single quote <text:span text:style-name="T20">’ </text:span>is representable either by itself or by the escape sequence <text:span text:style-name="T20">\’</text:span>, and the double quote <text:span text:style-name="T20">" </text:span>shall be preceded by a <text:span text:style-name="T20">\</text:span>. </text:p>
      <text:p text:style-name="P8"><text:tab/></text:p>
      <text:p text:style-name="P8"><text:tab/>In a narrow string literal, a universal-character-name may map to more than one <text:span text:style-name="T20">char </text:span>element due to multibyte encoding. The size of a wide string literal is the total number of escape sequences, universal-character-names, and other characters, plus one for the terminating <text:span text:style-name="T20">L’\0’</text:span>. </text:p>
      <text:p text:style-name="P8"><text:tab/>The size of a narrow string literal is the total number of escape sequences and other characters, plus at least one for the multibyte encoding of each universal-character-name, plus one for the terminating <text:span text:style-name="T20">’\0’</text:span>. </text:p>
      <text:p text:style-name="P14"/>
      <text:p text:style-name="P14"/>
      <text:p text:style-name="P29"/>
      <text:p text:style-name="P15"/>
      <text:p text:style-name="P15">2.13.5 Boolean literals [lex.bool]</text:p>
      <text:p text:style-name="P7"/>
      <text:p text:style-name="P7"><text:span text:style-name="T32"><text:tab/>[</text:span>boolean-literal]: </text:p>
      <text:p text:style-name="P9"><text:tab/><text:tab/>false</text:p>
      <text:p text:style-name="P9"><text:tab/><text:tab/>true </text:p>
      <text:p text:style-name="P17"/>
      <text:p text:style-name="P32"><text:span text:style-name="T29"><text:tab/></text:span><text:span text:style-name="T30">The Boolean literals are the keywords </text:span><text:span text:style-name="T28">false </text:span><text:span text:style-name="T30">and </text:span><text:span text:style-name="T28">true</text:span><text:span text:style-name="T30">. Such literals have type </text:span><text:span text:style-name="T28">bool</text:span><text:span text:style-name="T30">. They are not lvalues. </text:span></text:p>
      <text:p text:style-name="P32"><text:span text:style-name="T30"/></text:p>
      <text:p text:style-name="P32"><text:span text:style-name="T30"/></text:p>
      <text:p text:style-name="P32"><text:span text:style-name="T30"/></text:p>
      <text:p text:style-name="P40"><text:span text:style-name="T30"/></text:p>
      <text:p text:style-name="P15">2.11 Keywords [lex.key]</text:p>
      <text:p text:style-name="P15"/>
      <text:p text:style-name="P36"><text:span text:style-name="T31"><text:tab/></text:span>The identifiers shown in Table 3 are reserved for use as keywords (that is, they are unconditionally treated</text:p>
      <text:p text:style-name="P36">as keywords in phase 7):</text:p>
      <text:p text:style-name="P37"><text:span text:style-name="T32"/></text:p>
      <text:p text:style-name="P38"><text:span text:style-name="T32">Table 3—keywords</text:span></text:p>
      <text:p text:style-name="P35"><text:span text:style-name="T16"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2">asm</text:p>
          </table:table-cell>
          <table:table-cell table:style-name="Table2.A1" office:value-type="string">
            <text:p text:style-name="P42">do</text:p>
          </table:table-cell>
          <table:table-cell table:style-name="Table2.A1" office:value-type="string">
            <text:p text:style-name="P42">if</text:p>
          </table:table-cell>
          <table:table-cell table:style-name="Table2.A1" office:value-type="string">
            <text:p text:style-name="P42">return</text:p>
          </table:table-cell>
          <table:table-cell table:style-name="Table2.A1" office:value-type="string">
            <text:p text:style-name="P42">typedef</text:p>
          </table:table-cell>
        </table:table-row>
        <table:table-row>
          <table:table-cell table:style-name="Table2.A1" office:value-type="string">
            <text:p text:style-name="P42">auto</text:p>
          </table:table-cell>
          <table:table-cell table:style-name="Table2.A1" office:value-type="string">
            <text:p text:style-name="P42">double</text:p>
          </table:table-cell>
          <table:table-cell table:style-name="Table2.A1" office:value-type="string">
            <text:p text:style-name="P42">inline</text:p>
          </table:table-cell>
          <table:table-cell table:style-name="Table2.A1" office:value-type="string">
            <text:p text:style-name="P42">short</text:p>
          </table:table-cell>
          <table:table-cell table:style-name="Table2.A1" office:value-type="string">
            <text:p text:style-name="P42">typeid</text:p>
          </table:table-cell>
        </table:table-row>
        <table:table-row>
          <table:table-cell table:style-name="Table2.A1" office:value-type="string">
            <text:p text:style-name="P42">bool</text:p>
          </table:table-cell>
          <table:table-cell table:style-name="Table2.A1" office:value-type="string">
            <text:p text:style-name="P42">dynamic_cast</text:p>
          </table:table-cell>
          <table:table-cell table:style-name="Table2.A1" office:value-type="string">
            <text:p text:style-name="P42">int</text:p>
          </table:table-cell>
          <table:table-cell table:style-name="Table2.A1" office:value-type="string">
            <text:p text:style-name="P42">signed</text:p>
          </table:table-cell>
          <table:table-cell table:style-name="Table2.A1" office:value-type="string">
            <text:p text:style-name="P42">typename</text:p>
          </table:table-cell>
        </table:table-row>
        <table:table-row>
          <table:table-cell table:style-name="Table2.A1" office:value-type="string">
            <text:p text:style-name="P42">break</text:p>
          </table:table-cell>
          <table:table-cell table:style-name="Table2.A1" office:value-type="string">
            <text:p text:style-name="P42">else</text:p>
          </table:table-cell>
          <table:table-cell table:style-name="Table2.A1" office:value-type="string">
            <text:p text:style-name="P42">long</text:p>
          </table:table-cell>
          <table:table-cell table:style-name="Table2.A1" office:value-type="string">
            <text:p text:style-name="P42">sizeof</text:p>
          </table:table-cell>
          <table:table-cell table:style-name="Table2.A1" office:value-type="string">
            <text:p text:style-name="P42">union</text:p>
          </table:table-cell>
        </table:table-row>
        <table:table-row>
          <table:table-cell table:style-name="Table2.A1" office:value-type="string">
            <text:p text:style-name="P42">case</text:p>
          </table:table-cell>
          <table:table-cell table:style-name="Table2.A1" office:value-type="string">
            <text:p text:style-name="P42">enum</text:p>
          </table:table-cell>
          <table:table-cell table:style-name="Table2.A1" office:value-type="string">
            <text:p text:style-name="P42">mutable</text:p>
          </table:table-cell>
          <table:table-cell table:style-name="Table2.A1" office:value-type="string">
            <text:p text:style-name="P42">static</text:p>
          </table:table-cell>
          <table:table-cell table:style-name="Table2.A1" office:value-type="string">
            <text:p text:style-name="P42">unsigned</text:p>
          </table:table-cell>
        </table:table-row>
        <table:table-row>
          <table:table-cell table:style-name="Table2.A1" office:value-type="string">
            <text:p text:style-name="P42">catch</text:p>
          </table:table-cell>
          <table:table-cell table:style-name="Table2.A1" office:value-type="string">
            <text:p text:style-name="P42">explicit</text:p>
          </table:table-cell>
          <table:table-cell table:style-name="Table2.A1" office:value-type="string">
            <text:p text:style-name="P42">namespace</text:p>
          </table:table-cell>
          <table:table-cell table:style-name="Table2.A1" office:value-type="string">
            <text:p text:style-name="P42">static_cast</text:p>
          </table:table-cell>
          <table:table-cell table:style-name="Table2.A1" office:value-type="string">
            <text:p text:style-name="P42">using</text:p>
          </table:table-cell>
        </table:table-row>
        <table:table-row>
          <table:table-cell table:style-name="Table2.A1" office:value-type="string">
            <text:p text:style-name="P42">char</text:p>
          </table:table-cell>
          <table:table-cell table:style-name="Table2.A1" office:value-type="string">
            <text:p text:style-name="P42">export</text:p>
          </table:table-cell>
          <table:table-cell table:style-name="Table2.A1" office:value-type="string">
            <text:p text:style-name="P42">new</text:p>
          </table:table-cell>
          <table:table-cell table:style-name="Table2.A1" office:value-type="string">
            <text:p text:style-name="P42">struct</text:p>
          </table:table-cell>
          <table:table-cell table:style-name="Table2.A1" office:value-type="string">
            <text:p text:style-name="P42">virtual</text:p>
          </table:table-cell>
        </table:table-row>
        <table:table-row>
          <table:table-cell table:style-name="Table2.A1" office:value-type="string">
            <text:p text:style-name="P42">class</text:p>
          </table:table-cell>
          <table:table-cell table:style-name="Table2.A1" office:value-type="string">
            <text:p text:style-name="P42">extern</text:p>
          </table:table-cell>
          <table:table-cell table:style-name="Table2.A1" office:value-type="string">
            <text:p text:style-name="P42">operator</text:p>
          </table:table-cell>
          <table:table-cell table:style-name="Table2.A1" office:value-type="string">
            <text:p text:style-name="P42">switch</text:p>
          </table:table-cell>
          <table:table-cell table:style-name="Table2.A1" office:value-type="string">
            <text:p text:style-name="P42">void</text:p>
          </table:table-cell>
        </table:table-row>
        <table:table-row>
          <table:table-cell table:style-name="Table2.A1" office:value-type="string">
            <text:p text:style-name="P42">const</text:p>
          </table:table-cell>
          <table:table-cell table:style-name="Table2.A1" office:value-type="string">
            <text:p text:style-name="P42">false</text:p>
          </table:table-cell>
          <table:table-cell table:style-name="Table2.A1" office:value-type="string">
            <text:p text:style-name="P42">private</text:p>
          </table:table-cell>
          <table:table-cell table:style-name="Table2.A1" office:value-type="string">
            <text:p text:style-name="P42">template</text:p>
          </table:table-cell>
          <table:table-cell table:style-name="Table2.A1" office:value-type="string">
            <text:p text:style-name="P42">volatile</text:p>
          </table:table-cell>
        </table:table-row>
        <table:table-row>
          <table:table-cell table:style-name="Table2.A1" office:value-type="string">
            <text:p text:style-name="P42">const_cast</text:p>
          </table:table-cell>
          <table:table-cell table:style-name="Table2.A1" office:value-type="string">
            <text:p text:style-name="P42">float</text:p>
          </table:table-cell>
          <table:table-cell table:style-name="Table2.A1" office:value-type="string">
            <text:p text:style-name="P42">protected</text:p>
          </table:table-cell>
          <table:table-cell table:style-name="Table2.A1" office:value-type="string">
            <text:p text:style-name="P42">this</text:p>
          </table:table-cell>
          <table:table-cell table:style-name="Table2.A1" office:value-type="string">
            <text:p text:style-name="P42">wchar_t</text:p>
          </table:table-cell>
        </table:table-row>
        <table:table-row>
          <table:table-cell table:style-name="Table2.A1" office:value-type="string">
            <text:p text:style-name="P42">continue</text:p>
          </table:table-cell>
          <table:table-cell table:style-name="Table2.A1" office:value-type="string">
            <text:p text:style-name="P42">for</text:p>
          </table:table-cell>
          <table:table-cell table:style-name="Table2.A1" office:value-type="string">
            <text:p text:style-name="P42">public</text:p>
          </table:table-cell>
          <table:table-cell table:style-name="Table2.A1" office:value-type="string">
            <text:p text:style-name="P42">throw</text:p>
          </table:table-cell>
          <table:table-cell table:style-name="Table2.A1" office:value-type="string">
            <text:p text:style-name="P42">while</text:p>
          </table:table-cell>
        </table:table-row>
        <table:table-row>
          <table:table-cell table:style-name="Table2.A1" office:value-type="string">
            <text:p text:style-name="P42">default</text:p>
          </table:table-cell>
          <table:table-cell table:style-name="Table2.A1" office:value-type="string">
            <text:p text:style-name="P42">friend</text:p>
          </table:table-cell>
          <table:table-cell table:style-name="Table2.A1" office:value-type="string">
            <text:p text:style-name="P42">register</text:p>
          </table:table-cell>
          <table:table-cell table:style-name="Table2.A1" office:value-type="string">
            <text:p text:style-name="P42">true</text:p>
          </table:table-cell>
          <table:table-cell table:style-name="Table2.A1" office:value-type="string">
            <text:p text:style-name="P42"/>
          </table:table-cell>
        </table:table-row>
        <table:table-row>
          <table:table-cell table:style-name="Table2.A1" office:value-type="string">
            <text:p text:style-name="P42">delete</text:p>
          </table:table-cell>
          <table:table-cell table:style-name="Table2.A1" office:value-type="string">
            <text:p text:style-name="P42">goto</text:p>
          </table:table-cell>
          <table:table-cell table:style-name="Table2.A1" office:value-type="string">
            <text:p text:style-name="P42">reinterpret_cast</text:p>
          </table:table-cell>
          <table:table-cell table:style-name="Table2.A1" office:value-type="string">
            <text:p text:style-name="P42">try</text:p>
          </table:table-cell>
          <table:table-cell table:style-name="Table2.A1" office:value-type="string">
            <text:p text:style-name="P42"/>
          </table:table-cell>
        </table:table-row>
      </table:table>
      <text:p text:style-name="P35"><text:span text:style-name="T16"/></text:p>
      <text:p text:style-name="P35"><text:span text:style-name="T16"/></text:p>
      <text:p text:style-name="P35"><text:span text:style-name="T17">Furthermore, the alternative representations shown in Table 4 for certain operators and punctuators (2.5) are</text:span></text:p>
      <text:p text:style-name="P35"><text:span text:style-name="T17">reserved and shall not be used otherwise:</text:span></text:p>
      <text:p text:style-name="P35"><text:span text:style-name="T17"/></text:p>
      <text:p text:style-name="P34"><text:span text:style-name="T28">Table 4—alternative representations</text:span></text:p>
      <text:p text:style-name="P34"><text:span text:style-name="T17"/>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43">and</text:p>
          </table:table-cell>
          <table:table-cell table:style-name="Table3.A1" office:value-type="string">
            <text:p text:style-name="P43">and_eq</text:p>
          </table:table-cell>
          <table:table-cell table:style-name="Table3.A1" office:value-type="string">
            <text:p text:style-name="P43">bitand</text:p>
          </table:table-cell>
          <table:table-cell table:style-name="Table3.A1" office:value-type="string">
            <text:p text:style-name="P43">bitor</text:p>
          </table:table-cell>
          <table:table-cell table:style-name="Table3.A1" office:value-type="string">
            <text:p text:style-name="P43">compl</text:p>
          </table:table-cell>
          <table:table-cell table:style-name="Table3.A1" office:value-type="string">
            <text:p text:style-name="P43">not</text:p>
          </table:table-cell>
        </table:table-row>
        <table:table-row>
          <table:table-cell table:style-name="Table3.A1" office:value-type="string">
            <text:p text:style-name="P43">not_eq</text:p>
          </table:table-cell>
          <table:table-cell table:style-name="Table3.A1" office:value-type="string">
            <text:p text:style-name="P43">or</text:p>
          </table:table-cell>
          <table:table-cell table:style-name="Table3.A1" office:value-type="string">
            <text:p text:style-name="P43">or_eq</text:p>
          </table:table-cell>
          <table:table-cell table:style-name="Table3.A1" office:value-type="string">
            <text:p text:style-name="P43">xor</text:p>
          </table:table-cell>
          <table:table-cell table:style-name="Table3.A1" office:value-type="string">
            <text:p text:style-name="P43">xor_eq</text:p>
          </table:table-cell>
          <table:table-cell table:style-name="Table3.A1" office:value-type="string">
            <text:p text:style-name="P43"/>
          </table:table-cell>
        </table:table-row>
      </table:table>
      <text:p text:style-name="P34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33"><text:span text:style-name="T17"/></text:p>
      <text:p text:style-name="P41"><text:span text:style-name="T17"/></text:p>
      <text:p text:style-name="P33"><text:span text:style-name="T17"/></text:p>
      <text:p text:style-name="P3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0M28S</meta:editing-duration>
    <meta:editing-cycles>48</meta:editing-cycles>
    <meta:generator>LibreOffice/3.4$Win32 LibreOffice_project/340m1$Build-12</meta:generator>
    <dc:date>2011-10-23T10:18:24.69</dc:date>
    <meta:document-statistic meta:table-count="3" meta:image-count="0" meta:object-count="0" meta:page-count="10" meta:paragraph-count="0" meta:word-count="1882" meta:character-count="12383" meta:non-whitespace-character-count="10376"/>
    <meta:user-defined meta:name="Info 1"/>
    <meta:user-defined meta:name="Info 2"/>
    <meta:user-defined meta:name="Info 3"/>
    <meta:user-defined meta:name="Info 4"/>
  </office:meta>
</office:document-meta>
</file>